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weight="bold" style:font-weight-asian="bold"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P16" style:parent-style-name="Standard" style:family="paragraph">
      <style:text-properties fo:font-style="italic" style:font-style-asian="italic"/>
    </style:style>
    <style:style style:name="T17" style:parent-style-name="DefaultParagraphFont" style:family="text">
      <style:text-properties fo:font-weight="bold" style:font-weight-asian="bold"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weight="bold" style:font-weight-asian="bold" fo:font-style="italic" style:font-style-asian="italic"/>
    </style:style>
    <style:style style:name="T20" style:parent-style-name="DefaultParagraphFont" style:family="text">
      <style:text-properties fo:font-style="italic" style:font-style-asian="italic"/>
    </style:style>
    <style:style style:name="P21" style:parent-style-name="Standard" style:family="paragraph">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style="italic" style:font-style-asian="italic"/>
    </style:style>
    <style:style style:name="P27" style:parent-style-name="Standard" style:family="paragraph">
      <style:text-properties fo:font-style="italic" style:font-style-asian="italic"/>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P33" style:parent-style-name="Standard" style:family="paragraph">
      <style:text-properties fo:font-style="italic" style:font-style-asian="italic"/>
    </style:style>
    <style:style style:name="T34" style:parent-style-name="DefaultParagraphFont" style:family="text">
      <style:text-properties fo:font-weight="bold" style:font-weight-asian="bold"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weight="bold" style:font-weight-asian="bold"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P40" style:parent-style-name="Standard" style:family="paragraph">
      <style:text-properties fo:font-style="italic" style:font-style-asian="italic"/>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weight="bold" style:font-weight-asian="bold"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P47" style:parent-style-name="Standard" style:family="paragraph">
      <style:text-properties fo:font-style="italic" style:font-style-asian="italic"/>
    </style:style>
    <style:style style:name="T48" style:parent-style-name="DefaultParagraphFont" style:family="text">
      <style:text-properties fo:font-weight="bold" style:font-weight-asian="bold"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weight="bold" style:font-weight-asian="bold" fo:font-style="italic" style:font-style-asian="italic"/>
    </style:style>
    <style:style style:name="T52" style:parent-style-name="DefaultParagraphFont" style:family="text">
      <style:text-properties fo:font-style="italic" style:font-style-asian="italic"/>
    </style:style>
    <style:style style:name="P53" style:parent-style-name="Standard" style:family="paragraph">
      <style:text-properties fo:font-style="italic" style:font-style-asian="italic"/>
    </style:style>
    <style:style style:name="T54" style:parent-style-name="DefaultParagraphFont" style:family="text">
      <style:text-properties fo:font-weight="bold" style:font-weight-asian="bold"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weight="bold" style:font-weight-asian="bold"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P61" style:parent-style-name="Standard" style:family="paragraph">
      <style:text-properties fo:font-style="italic" style:font-style-asian="italic"/>
    </style:style>
    <style:style style:name="T62" style:parent-style-name="DefaultParagraphFont" style:family="text">
      <style:text-properties fo:font-weight="bold" style:font-weight-asian="bold"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fo:font-style="italic" style:font-style-asian="italic" style:font-style-complex="italic"/>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fo:font-weight="bold" style:font-weight-asian="bold"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P71" style:parent-style-name="Standard" style:family="paragraph">
      <style:text-properties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weight="bold" style:font-weight-asian="bold"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P85" style:parent-style-name="Standard" style:family="paragraph">
      <style:text-properties fo:font-style="italic" style:font-style-asian="italic"/>
    </style:style>
    <style:style style:name="T86" style:parent-style-name="DefaultParagraphFont" style:family="text">
      <style:text-properties fo:font-weight="bold" style:font-weight-asian="bold"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P89" style:parent-style-name="Standard" style:family="paragraph">
      <style:text-properties fo:font-weight="bold" style:font-weight-asian="bold" fo:font-style="italic" style:font-style-asian="italic"/>
    </style:style>
    <style:style style:name="P90" style:parent-style-name="Standard" style:family="paragraph">
      <style:text-properties fo:font-weight="bold" style:font-weight-asian="bold" fo:font-style="italic" style:font-style-asian="italic"/>
    </style:style>
    <style:style style:name="T91" style:parent-style-name="DefaultParagraphFont" style:family="text">
      <style:text-properties fo:font-weight="bold" style:font-weight-asian="bold" fo:font-style="italic" style:font-style-asian="italic"/>
    </style:style>
    <style:style style:name="T92"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text:s/></text:span><text:span text:style-name="T9">bought 3–4 years ago, and our team has been using the tool to analyse data and generate insights.</text:span></text:p>
      <text:p text:style-name="P10"/>
      <text:p text:style-name="Standard"><text:span text:style-name="T11">CD:</text:span><text:span text:style-name="T12"><text:s/>are you facing any difficulty while using Data Chum tool?</text:span></text:p>
      <text:p text:style-name="Standard"><text:span text:style-name="T13">HU:</text:span><text:span text:style-name="T14"><text:s/>It is a difficult tool to use, I must admit, but the team has learnt how to make the most o</text:span><text:span text:style-name="T15">f it.</text:span></text:p>
      <text:p text:style-name="P16"/>
      <text:p text:style-name="Standard"><text:span text:style-name="T17">CD:</text:span><text:span text:style-name="T18"><text:s/>How much is complexity of Data Chum affecting your organization?</text:span></text:p>
      <text:p text:style-name="Standard"><text:span text:style-name="T19">HU:</text:span><text:span text:style-name="T20"><text:s/>It does not affect us much. We have trained a team of five people on how to use Data Churn effectively.</text:span></text:p>
      <text:p text:style-name="P21"/>
      <text:p text:style-name="Standard"><text:span text:style-name="T22">CD:</text:span><text:span text:style-name="T23"><text:s/>is any delay happening as there is only five trained personal in yo</text:span><text:span text:style-name="T24">ur organization?</text:span></text:p>
      <text:p text:style-name="Standard"><text:span text:style-name="T25">HU:</text:span><text:span text:style-name="T26"><text:s/>Not much. The requests pile up only when one of the five members quits our organisation and we are waiting for a new member to be trained on Data Churn.</text:span></text:p>
      <text:p text:style-name="P27"/>
      <text:p text:style-name="Standard"><text:span text:style-name="T28">CD:</text:span><text:span text:style-name="T29"><text:s/>are the team members not comfortable using Data Chum ?</text:span></text:p>
      <text:p text:style-name="Standard"><text:span text:style-name="T30">HU:</text:span><text:span text:style-name="T31"><text:s/>Yes, our team memb</text:span><text:span text:style-name="T32">ers certainly do not like using Data Churn and tend to quit within 12–18 months.</text:span></text:p>
      <text:p text:style-name="P33"/>
      <text:p text:style-name="Standard"><text:span text:style-name="T34">CD:</text:span><text:span text:style-name="T35"><text:s/>how much time will it take to train new employee and how much it costs?</text:span></text:p>
      <text:p text:style-name="Standard"><text:span text:style-name="T36">HU:</text:span><text:span text:style-name="T37"><text:s/>It takes 4–6 weeks of training for a new team member to use Data Churn<text:s/></text:span><text:span text:style-name="T38">competently. So, that is at least 1.5 months of salary incurred as training cost. In addition to that, we also make a separate payment for the new team member to complete certain training projects, certifications and quizzes provided by Data Churn, which c</text:span><text:span text:style-name="T39">osts about a month’s salary of a team member. So yes, our training cost is quite high. And so far in this year, we have trained six new members because of employee attrition.</text:span></text:p>
      <text:p text:style-name="P40"/>
      <text:p text:style-name="Standard"><text:span text:style-name="T41">CD:</text:span><text:span text:style-name="T42"><text:s/>how you handle situation when employee leave organization and there is work<text:s/></text:span><text:span text:style-name="T43">load?</text:span></text:p>
      <text:p text:style-name="Standard"><text:span text:style-name="T44">HU:</text:span><text:span text:style-name="T45"><text:s/>Data Churn offers services as well, wherein they provide us one of their trained employees as an additional team member when one of our team members leaves and we are in the process of training a new one. But they charge really high rates for it,</text:span><text:span text:style-name="T46"><text:s/>which is about three times what we pay our team members. So, we either use that option to handle heavy workloads when we are short-handed, or we pay overtime for the existing trained team members.</text:span></text:p>
      <text:p text:style-name="P47"/>
      <text:p text:style-name="Standard"><text:span text:style-name="T48">CD:</text:span><text:span text:style-name="T49"><text:s/>is your overtime pay rate is double the normal salary</text:span><text:span text:style-name="T50">?</text:span></text:p>
      <text:p text:style-name="Standard"><text:span text:style-name="T51">HD:</text:span><text:span text:style-name="T52"><text:s/>Yes, our overtime pay rate is double the normal salary. But even with overtime pay, the existing team members are not willing to do the extra work, which leads to further attrition.</text:span></text:p>
      <text:p text:style-name="P53"/>
      <text:p text:style-name="Standard"><text:span text:style-name="T54">CD:</text:span><text:span text:style-name="T55"><text:s/>Got it. But when you employ contractors from Data Churn, who do</text:span><text:span text:style-name="T56"><text:s/>not know your data as well as your team members, does that not affect the quality of the work?</text:span></text:p>
      <text:p text:style-name="Standard"><text:span text:style-name="T57">HU:</text:span><text:span text:style-name="T58"><text:s/>Absolutely, data knowledge is key to our work. So, when we employ Data Churn<text:s/></text:span><text:soft-page-break/><text:span text:style-name="T59">contractors, the quality of their analysis and insights is not as good as what<text:s/></text:span><text:span text:style-name="T60">our team members would produce because the former do not have in-depth knowledge of our data. Because of this, our existing team members need to <text:s/>review their work, which leads to duplication of effort.</text:span></text:p>
      <text:p text:style-name="P61"/>
      <text:p text:style-name="Standard"><text:span text:style-name="T62">CD:</text:span><text:span text:style-name="T63"><text:s/>I have one solution for this The<text:s/></text:span><text:span text:style-name="T64">Data Fire</text:span><text:span text:style-name="T65"><text:s/>tool</text:span><text:span text:style-name="T66"><text:s/>it is recent released version of our organization can I tell you about it</text:span></text:p>
      <text:p text:style-name="Standard"><text:span text:style-name="T67">H</text:span><text:span text:style-name="T68">U:</text:span><text:span text:style-name="T69"><text:s/>Tell me about it! I keep getting escalations every other day from the heads of various departments that my team is not functioning optimally. I wish I could get some peace of mind</text:span><text:span text:style-name="T70"><text:s/>at times. Data Churn is certainly not helping our case!</text:span></text:p>
      <text:p text:style-name="P71"/>
      <text:p text:style-name="Standard"><text:span text:style-name="T72">CD:</text:span><text:span text:style-name="T73"><text:s/></text:span><text:span text:style-name="T74">The Data fire is <text:s/>easy-to-use solution with rapid response times. And it will cost less than Data chum when compared overall cost of training. It is more help in case of complex data also</text:span><text:span text:style-name="T75">.as this is where easy to use you can do your work on time.<text:s/></text:span><text:span text:style-name="T76">I Think It will<text:s/></text:span><text:span text:style-name="T77">help</text:span><text:span text:style-name="T78"><text:s/>your</text:span><text:span text:style-name="T79"><text:s/></text:span><text:span text:style-name="T80">organization?</text:span></text:p>
      <text:p text:style-name="Standard"><text:span text:style-name="T81">HU:</text:span><text:span text:style-name="T82"><text:s/>It definitely does. Our business is becoming more and more data driven, and all the departments are highly reliant on us to provide on-time<text:s/></text:span><text:span text:style-name="T83">quality insights. Else, their decisions are delayed or are sub-optimal. Just last week, the Head of Marketing was on my case on the phone, talking about how their marketing campaign was delayed by more than two weeks during the peak season because my team<text:s/></text:span><text:span text:style-name="T84">could not share insights on which stores are to be targeted for the campaign.</text:span></text:p>
      <text:p text:style-name="P85"/>
      <text:p text:style-name="Standard"><text:span text:style-name="T86">CD:</text:span><text:span text:style-name="T87"><text:s/>It sounds like Data Churn is causing employee attrition, high training costs, high overtime costs, high contractor costs, low-quality output, duplication of effort and delay</text:span><text:span text:style-name="T88">s, thus affecting critical business decisions. Is that a fair summary?</text:span></text:p>
      <text:p text:style-name="P89"/>
      <text:p text:style-name="P90"/>
      <text:p text:style-name="Standard"><text:span text:style-name="T91">HU:</text:span><text:span text:style-name="T92"><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aveen Navi</dc:creator>
    <meta:creation-date>2022-06-02T16:24:00Z</meta:creation-date>
    <dc:date>2022-06-02T17:27:00Z</dc:date>
    <meta:template xlink:href="Normal" xlink:type="simple"/>
    <meta:editing-cycles>15</meta:editing-cycles>
    <meta:editing-duration>PT3360S</meta:editing-duration>
    <meta:document-statistic meta:page-count="2" meta:paragraph-count="8" meta:word-count="659" meta:character-count="4409" meta:row-count="31" meta:non-whitespace-character-count="3758"/>
  </office:meta>
</office:document-meta>
</file>